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1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Argentina</text:p>
          </table:table-cell>
          <table:table-cell table:number-columns-repeated="2"/>
          <table:table-cell table:style-name="ce1" office:value-type="string">
            <text:p>Mundo</text:p>
          </table:table-cell>
          <table:table-cell/>
        </table:table-row>
        <table:table-row table:style-name="ro1">
          <table:table-cell office:value-type="float" office:value="36260130">
            <text:p>36260130</text:p>
          </table:table-cell>
          <table:table-cell office:value-type="float" office:value="100">
            <text:p>100</text:p>
          </table:table-cell>
          <table:table-cell/>
          <table:table-cell table:style-name="ce1" office:value-type="float" office:value="6788358129">
            <text:p>67883581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4029">
            <text:p>634029</text:p>
          </table:table-cell>
          <table:table-cell table:formula="oooc:=[.A3]*[.B2]/[.A2]" office:value-type="float" office:value="1.74855688603433">
            <text:p>1,75</text:p>
          </table:table-cell>
          <table:table-cell/>
          <table:table-cell table:style-name="ce1" office:value-type="float" office:value="314000000">
            <text:p>314000000</text:p>
          </table:table-cell>
          <table:table-cell table:formula="oooc:=[.D3]*[.E2]/[.D2]" office:value-type="float" office:value="4.62556621252179">
            <text:p>4,63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gentina</text:p>
          </table:table-cell>
          <table:table-cell table:style-name="ce1" office:value-type="string">
            <text:p>Mundo</text:p>
          </table:table-cell>
        </table:table-row>
        <table:table-row table:style-name="ro1">
          <table:table-cell table:number-columns-repeated="2"/>
          <table:table-cell office:value-type="string">
            <text:p>Población sin problemas visuales</text:p>
          </table:table-cell>
          <table:table-cell office:value-type="float" office:value="36260130">
            <text:p>36260130</text:p>
          </table:table-cell>
          <table:table-cell table:style-name="ce1" office:value-type="float" office:value="6788358129">
            <text:p>6788358129</text:p>
          </table:table-cell>
        </table:table-row>
        <table:table-row table:style-name="ro1">
          <table:table-cell table:number-columns-repeated="2"/>
          <table:table-cell office:value-type="string">
            <text:p>Población con problemas visuales</text:p>
          </table:table-cell>
          <table:table-cell office:value-type="float" office:value="634029">
            <text:p>634029</text:p>
            <draw:frame table:end-cell-address="Hoja1.N43" table:end-x="0.596cm" table:end-y="0.181cm" draw:z-index="0" draw:style-name="gr1" svg:width="21.144cm" svg:height="14.081cm" svg:x="2.033cm" svg:y="0.338cm">
              <draw:object draw:notify-on-update-of-ranges="Hoja1.D9:Hoja1.E9 Hoja1.C10:Hoja1.C10 Hoja1.D10:Hoja1.E10 Hoja1.C11:Hoja1.C11 Hoja1.D11:Hoja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float" office:value="314000000">
            <text:p>31400000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05/10/2009</text:date>, <text:time>22:22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0-04T14:04:22</meta:creation-date>
    <dc:date>2009-10-05T22:22:32</dc:date>
    <meta:editing-cycles>7</meta:editing-cycles>
    <meta:editing-duration>PT1H41M4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percentage-style style:name="N5010" number:language="es" number:country="AR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000000" draw:fill-gradient-name="Radial_20_green_2f_black" draw:gradient-step-count="100" draw:fill-hatch-solid="false" draw:opacity="100%" draw:opacity-name="ChartTransparencyGradient_20_1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color="#ffffff" fo:font-family="'Courier New'" style:font-style-name="Normal" style:font-family-generic="modern" style:font-pitch="fixed" fo:font-size="11.4155235290527pt" style:font-size-asian="7.61034917831421pt" style:font-size-complex="7.61034917831421pt"/>
    </style:style>
    <style:style style:name="ch3" style:family="chart">
      <style:chart-properties chart:three-dimensional="true" chart:percentage="true" chart:solid-type="cylinder" chart:connect-bars="false" chart:series-source="rows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color="#ffffff" fo:font-family="'Courier New'" style:font-style-name="Normal" style:font-family-generic="modern" style:font-pitch="fixed" fo:font-size="16pt" fo:font-weight="bold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/>
      <style:graphic-properties svg:stroke-color="#b3b3b3"/>
      <style:text-properties fo:color="#ffffff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percentage" chart:data-label-text="false" chart:data-label-symbol="false"/>
      <style:graphic-properties draw:stroke="none" draw:fill-color="#dc2300" dr3d:edge-rounding="5%"/>
      <style:text-properties fo:color="#ffffff" fo:font-family="'Courier New'" style:font-style-name="Negreta" style:font-family-generic="modern" style:font-pitch="fixed" fo:font-size="16pt" fo:font-weight="bold" style:font-size-asian="6pt" style:font-size-complex="6pt"/>
    </style:style>
    <style:style style:name="ch9" style:family="chart">
      <style:chart-properties chart:solid-type="cylinder" chart:data-label-number="percentage" chart:data-label-text="false" chart:data-label-symbol="false"/>
      <style:graphic-properties draw:stroke="none" draw:fill-color="#ffffff" dr3d:edge-rounding="5%"/>
      <style:text-properties fo:font-family="'Courier New'" style:font-style-name="Negreta" style:font-family-generic="modern" style:font-pitch="fixed" fo:font-size="16pt" fo:font-weight="bold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1.145cm" svg:height="14.082cm" chart:class="chart:bar" chart:style-name="ch1">
        <chart:legend chart:legend-position="end" svg:x="15.862cm" svg:y="5.937cm" chart:style-name="ch2"/>
        <chart:plot-area chart:style-name="ch3" table:cell-range-address="Hoja1.D9:Hoja1.E11 Hoja1.C10:Hoja1.E11 Hoja1.C9:Hoja1.C9" chart:data-source-has-labels="both" svg:x="0.421cm" svg:y="0.281cm" svg:width="15.018cm" svg:height="13.2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D9:Hoja1.E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D10:Hoja1.E10" chart:label-cell-address="Hoja1.C10:Hoja1.C10" chart:class="chart:bar">
            <chart:data-point chart:repeated="2"/>
          </chart:series>
          <chart:series chart:style-name="ch9" chart:values-cell-range-address="Hoja1.D11:Hoja1.E11" chart:label-cell-address="Hoja1.C11:Hoja1.C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gentina</text:p>
              </table:table-cell>
              <table:table-cell office:value-type="string">
                <text:p>Mundo</text:p>
              </table:table-cell>
            </table:table-row>
          </table:table-header-rows>
          <table:table-rows>
            <table:table-row>
              <table:table-cell office:value-type="string">
                <text:p>Población sin problemas visuales</text:p>
              </table:table-cell>
              <table:table-cell office:value-type="float" office:value="36260130">
                <text:p>36260130</text:p>
              </table:table-cell>
              <table:table-cell office:value-type="float" office:value="6788358129">
                <text:p>6788358129</text:p>
              </table:table-cell>
            </table:table-row>
            <table:table-row>
              <table:table-cell office:value-type="string">
                <text:p>Población con problemas visuales</text:p>
              </table:table-cell>
              <table:table-cell office:value-type="float" office:value="634029">
                <text:p>634029</text:p>
              </table:table-cell>
              <table:table-cell office:value-type="float" office:value="314000000">
                <text:p>31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opacity draw:name="ChartTransparencyGradient_20_1" draw:display-name="ChartTransparencyGradient 1" draw:style="linear" draw:start="100%" draw:end="95%" draw:angle="0" draw:border="0%"/>
  </office:styles>
</office:document-styles>
</file>